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1028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866in" fo:break-before="auto" style:use-optimal-row-height="true"/>
    </style:style>
    <style:style style:name="ro3" style:family="table-row">
      <style:table-row-properties style:row-height="0.6327in" fo:break-before="auto" style:use-optimal-row-height="true"/>
    </style:style>
    <style:style style:name="ro4" style:family="table-row">
      <style:table-row-properties style:row-height="0.9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Cuore di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erica, Risorsa, Gemma</text:p>
          </table:table-cell>
          <table:table-cell office:value-type="string" calcext:value-type="string">
            <text:p>Leggendaria</text:p>
          </table:table-cell>
          <table:table-cell table:number-columns-repeated="3"/>
          <table:table-cell office:value-type="string" calcext:value-type="string">
            <text:p>**Leggendaria** *(Puoi avere solo 1 Cuore di Fyendal nel tuo mazzo.)*</text:p>
            <text:p/>
            <text:p>Quando lanci Cuore di Fyendal, se hai meno {h} del tuo avversario, guadagna 1{h}.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IT/IT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Occhio di Oph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erica, Risorsa, Gemma</text:p>
          </table:table-cell>
          <table:table-cell office:value-type="string" calcext:value-type="string">
            <text:p>Leggendaria, Opta 2</text:p>
          </table:table-cell>
          <table:table-cell table:number-columns-repeated="3"/>
          <table:table-cell office:value-type="string" calcext:value-type="string">
            <text:p><text:span text:style-name="T1">**Leggendaria** *(Puoi avere solo 1 Occhio di Ophidia</text:span> nel tuo mazzo.)*</text:p>
            <text:p/>
            <text:p><text:span text:style-name="T1">Quando lanci Occhio di Ophidia, **opta 2**.</text:span>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IT/IT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Frammento del Cavaliere Oscu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 Runica, Risorsa, Gemma</text:p>
          </table:table-cell>
          <table:table-cell office:value-type="string" calcext:value-type="string">
            <text:p>Specializzazione di Viserai, Leggendaria</text:p>
          </table:table-cell>
          <table:table-cell table:number-columns-repeated="3"/>
          <table:table-cell office:value-type="string" calcext:value-type="string">
            <text:p><text:span text:style-name="T1">**Specializzazione leggendaria di Viserai** *(Puoi avere solo 1 Frammento del Cavaliere Oscuro</text:span> nel tuo mazzo, e solo se il tuo eroe è Viserai.)*</text:p>
            <text:p/>
            <text:p><text:span text:style-name="T1">Quando lanci Frammento del Cavaliere Oscuro, crea una pedina Canto Runico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IT/IT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3"/>
        </table:table-row>
        <table:table-row table:style-name="ro5">
          <table:table-cell table:number-columns-repeated="1003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23:28:26.412089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28T23:28:29.894838472</dc:date>
    <meta:editing-duration>P6DT1H32M28S</meta:editing-duration>
    <meta:editing-cycles>2544</meta:editing-cycles>
    <meta:generator>LibreOffice/7.2.5.2$MacOSX_X86_64 LibreOffice_project/499f9727c189e6ef3471021d6132d4c694f357e5</meta:generator>
    <meta:document-statistic meta:table-count="1" meta:cell-count="48" meta:object-count="0"/>
    <meta:user-defined meta:name=""/>
  </office:meta>
</office:document-meta>
</file>